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5-04-0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5-02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5-01-0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4-04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4-02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4-01-0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3-10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3-08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3-01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2-10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2-01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1-04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1-01-0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1-01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0-10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20-01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9-01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8-01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7-01-11 17:4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6-01-06 19:20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5-01-07 17:25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4-01-08 18:00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2-01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1-01-05 18:2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9-01-07 18:15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8-01-14 17:00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6-01-03 15:4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5-01-10 20:11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4-01-04 21:59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3-01-08 16:33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2-01-05 15:26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1-04 15:42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01-06 21:1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01-05 17:1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200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9-01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8-01-05 18:1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4101071302</text:p>
          </table:table-cell>
          <table:table-cell office:value-type="string" calcext:value-type="string">
            <text:p>23S 35W 12CCC 02</text:p>
          </table:table-cell>
          <table:table-cell office:value-type="string" calcext:value-type="string">
            <text:p>199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" meta:object-count="0"/>
    <meta:user-defined meta:name="AppVersion">3.0</meta:user-defined>
  </office:meta>
</office:document-meta>
</file>